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modern" style:font-pitch="fixed" style:name="Courier" svg:font-family="Courier"/>
    <style:font-face style:font-family-generic="modern" style:font-pitch="fixed" style:name="Courier" svg:font-family="Courier"/>
  </office:font-face-decls>
  <office:automatic-styles>
    <style:style style:family="text" style:name="a3506b2">
      <style:text-properties style:font-name="Courier"/>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a3506b2">Courier subscript</text:span></text:p>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modern" style:font-pitch="fixed" style:name="Courier" svg:font-family="Courier"/>
    <style:font-face style:font-family-generic="modern" style:font-pitch="fixed" style:name="Courier" svg:font-family="Courier"/>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8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4</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